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7a346" officeooo:paragraph-rsid="0038c31e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70626" officeooo:paragraph-rsid="0038c31e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c3dc2" officeooo:paragraph-rsid="003c3dc2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bbb7b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8c31e" style:font-size-asian="12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bbb7b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3c3dc2" officeooo:paragraph-rsid="003c3dc2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38c31e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paragraph-rsid="0038c31e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91baa" officeooo:paragraph-rsid="003f7a7a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ba553" officeooo:paragraph-rsid="0038c31e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521bb" officeooo:paragraph-rsid="0038c31e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c31e" officeooo:paragraph-rsid="0038c31e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c191" officeooo:paragraph-rsid="003dc191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f7a7a" officeooo:paragraph-rsid="003f7a7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29838" officeooo:paragraph-rsid="003f7a7a" style:font-size-asian="12pt" style:font-weight-asian="bold" style:font-size-complex="12pt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d5a85" officeooo:paragraph-rsid="003f7a7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a97d2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91ba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8c31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79bd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ba55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491baa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8c31e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ba553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4e547e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1baa" style:font-weight-asian="bold" style:font-weight-complex="bold"/>
    </style:style>
    <style:style style:name="T19" style:family="text">
      <style:text-properties fo:font-weight="bold" officeooo:rsid="0038c31e" style:font-weight-asian="bold" style:font-weight-complex="bold"/>
    </style:style>
    <style:style style:name="T20" style:family="text">
      <style:text-properties fo:font-weight="bold" officeooo:rsid="004ba553" style:font-weight-asian="bold" style:font-weight-complex="bold"/>
    </style:style>
    <style:style style:name="T21" style:family="text">
      <style:text-properties fo:font-weight="bold" officeooo:rsid="004d4246" style:font-weight-asian="bold" style:font-weight-complex="bold"/>
    </style:style>
    <style:style style:name="T22" style:family="text">
      <style:text-properties fo:font-weight="bold" officeooo:rsid="005d5a85" style:font-weight-asian="bold" style:font-weight-complex="bold"/>
    </style:style>
    <style:style style:name="T23" style:family="text">
      <style:text-properties officeooo:rsid="0038c31e"/>
    </style:style>
    <style:style style:name="T24" style:family="text">
      <style:text-properties officeooo:rsid="00491baa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8c31e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1fb0ba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3f7a7a" style:font-size-asian="12pt" style:font-weight-asian="bold" style:font-size-complex="12pt" style:font-weight-complex="bold"/>
    </style:style>
    <style:style style:name="T28" style:family="text">
      <style:text-properties officeooo:rsid="004ba553"/>
    </style:style>
    <style:style style:name="T29" style:family="text">
      <style:text-properties officeooo:rsid="004d4246"/>
    </style:style>
    <style:style style:name="T30" style:family="text">
      <style:text-properties style:font-name="DejaVu Sans Condensed" style:font-name-asian="DejaVu Sans Condensed" style:font-name-complex="DejaVu Sans Condensed"/>
    </style:style>
    <style:style style:name="T31" style:family="text">
      <style:text-properties style:font-name="DejaVu Sans Condensed" officeooo:rsid="003abc1e" style:font-name-asian="DejaVu Sans Condensed" style:font-name-complex="DejaVu Sans Condensed"/>
    </style:style>
    <style:style style:name="T32" style:family="text">
      <style:text-properties style:font-name="DejaVu Sans Condensed" officeooo:rsid="003c3dc2" style:font-name-asian="DejaVu Sans Condensed" style:font-name-complex="DejaVu Sans Condensed"/>
    </style:style>
    <style:style style:name="T33" style:family="text">
      <style:text-properties style:font-name="DejaVu Sans Condensed" fo:font-size="12pt" fo:font-weight="normal" officeooo:rsid="003abc1e" style:font-name-asian="DejaVu Sans Condensed" style:font-size-asian="12pt" style:font-weight-asian="normal" style:font-name-complex="DejaVu Sans Condensed" style:font-size-complex="12pt" style:font-weight-complex="normal"/>
    </style:style>
    <style:style style:name="T34" style:family="text">
      <style:text-properties style:font-name="DejaVu Sans Condensed" fo:font-size="12pt" fo:font-weight="normal" officeooo:rsid="003a081a" style:font-name-asian="DejaVu Sans Condensed" style:font-size-asian="12pt" style:font-weight-asian="normal" style:font-name-complex="DejaVu Sans Condensed" style:font-size-complex="12pt" style:font-weight-complex="normal"/>
    </style:style>
    <style:style style:name="T35" style:family="text">
      <style:text-properties style:font-name="DejaVu Sans Condensed" fo:font-size="12pt" fo:font-weight="normal" officeooo:rsid="003bbb7b" style:font-name-asian="DejaVu Sans Condensed" style:font-size-asian="12pt" style:font-weight-asian="normal" style:font-name-complex="DejaVu Sans Condensed" style:font-size-complex="12pt" style:font-weight-complex="normal"/>
    </style:style>
    <style:style style:name="T36" style:family="text">
      <style:text-properties style:font-name="DejaVu Sans Condensed" fo:font-weight="normal" officeooo:rsid="003bbb7b" style:font-name-asian="DejaVu Sans Condensed" style:font-weight-asian="normal" style:font-name-complex="DejaVu Sans Condensed" style:font-weight-complex="normal"/>
    </style:style>
    <style:style style:name="T37" style:family="text">
      <style:text-properties style:font-name="DejaVu Sans Condensed" fo:font-weight="bold" officeooo:rsid="003bbb7b" style:font-name-asian="DejaVu Sans Condensed" style:font-weight-asian="bold" style:font-name-complex="DejaVu Sans Condensed" style:font-weight-complex="bold"/>
    </style:style>
    <style:style style:name="T38" style:family="text">
      <style:text-properties fo:font-weight="normal" officeooo:rsid="004ba553" style:font-weight-asian="normal" style:font-weight-complex="normal"/>
    </style:style>
    <style:style style:name="T39" style:family="text">
      <style:text-properties officeooo:rsid="005d5a85"/>
    </style:style>
    <style:style style:name="T40" style:family="text">
      <style:text-properties officeooo:rsid="003f7a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16"/>
      <text:p text:style-name="P25">Fence In</text:p>
      <text:list xml:id="list2748203614" text:style-name="L7">
        <text:list-item>
          <text:p text:style-name="P26">Master Arm ... ON</text:p>
        </text:list-item>
        <text:list-item>
          <text:p text:style-name="P19"><text:span text:style-name="T39">Activate weapons stations</text:span></text:p>
        </text:list-item>
      </text:list>
      <text:p text:style-name="P17"/>
      <text:p text:style-name="P10"><text:span text:style-name="T9">Guns -- </text:span><text:span text:style-name="T10">M2 .50 cal MGs or DEFA 30 mm cannon</text:span></text:p>
      <text:list xml:id="list1351244910" text:style-name="L3">
        <text:list-item>
          <text:p text:style-name="P1">On <text:span text:style-name="T17">SCAR panel</text:span> (bottom left instrument panel, above left knee):</text:p>
          <text:list>
            <text:list-item>
              <text:p text:style-name="P2"><text:span text:style-name="T17">Fixed Weapons Swit</text:span><text:span text:style-name="T18">c</text:span><text:span text:style-name="T17">h</text:span> ... <text:span text:style-name="T17">A/</text:span><text:span text:style-name="T19">A</text:span><text:span text:style-name="T24"> (red guarded switch)</text:span></text:p>
            </text:list-item>
          </text:list>
        </text:list-item>
        <text:list-item>
          <text:p text:style-name="P3"><text:span text:style-name="T20">Release trigger safety catch</text:span><text:span text:style-name="T28"> (</text:span><text:span text:style-name="T20">Flip-down Trigger press</text:span><text:span text:style-name="T28">); front of stick grip will have a red bar exposed when safety is off.</text:span></text:p>
        </text:list-item>
        <text:list-item>
          <text:p text:style-name="P4">Horizontal lines on pipper show <text:span text:style-name="T17">35 ft wingspan</text:span> at various ranges:</text:p>
        </text:list-item>
      </text:list>
      <text:p text:style-name="P5"><text:span text:style-name="T31"><text:tab/><text:tab/></text:span><text:span text:style-name="T30">┣━━ ┣━ ┣━ ⨀ ━┫ ━┫ ━━┫</text:span><text:span text:style-name="T31"><text:tab/></text:span><text:span text:style-name="T30">= 700 ft</text:span><text:span text:style-name="T32"> / 233 yds / 213 m</text:span></text:p>
      <text:p text:style-name="P5"><text:span text:style-name="T31"><text:tab/><text:tab/></text:span><text:span text:style-name="T30"> <text:s text:c="6"/>┣━ ┣━ ⨀ ━┫ ━┫</text:span><text:span text:style-name="T31"><text:tab/><text:tab/></text:span><text:span text:style-name="T30">= 1250 ft</text:span><text:span text:style-name="T32"> / 417 yds / 381 m</text:span></text:p>
      <text:p text:style-name="P5"><text:span text:style-name="T31"><text:tab/><text:tab/></text:span><text:span text:style-name="T30"> <text:s text:c="11"/>┣━ ⨀ ━┫</text:span><text:span text:style-name="T31"><text:tab/><text:tab/></text:span><text:span text:style-name="T30">= 1800 ft</text:span><text:span text:style-name="T32"> / 600 yds / 549 m</text:span></text:p>
      <text:p text:style-name="P11"><text:span text:style-name="T33"><text:tab/><text:tab/></text:span><text:span text:style-name="T34">┣━━ <text:s text:c="10"/>⨀ <text:s text:c="9"/>━━┫</text:span><text:span text:style-name="T33"><text:tab/></text:span><text:span text:style-name="T34">= Snap Shot (</text:span><text:span text:style-name="T35">not sure what this does??</text:span><text:span text:style-name="T34">)</text:span></text:p>
      <text:list xml:id="list221351988537276" text:continue-numbering="true" text:style-name="L3">
        <text:list-item>
          <text:p text:style-name="P7"><text:span text:style-name="T36">Adjust range with </text:span><text:span text:style-name="T37">Top Hat Ring forward/back</text:span><text:span text:style-name="T36">.</text:span></text:p>
        </text:list-item>
        <text:list-item>
          <text:p text:style-name="P8"><text:span text:style-name="T38">Aim with pipper, fire with </text:span><text:span text:style-name="T20">Trigger</text:span><text:span text:style-name="T38">.</text:span></text:p>
          <text:list>
            <text:list-item>
              <text:p text:style-name="P9"><text:span text:style-name="T13">S</text:span><text:span text:style-name="T15">CAR Display Unit on top right of instrument panel shows rounds remaining.</text:span></text:p>
            </text:list-item>
          </text:list>
        </text:list-item>
      </text:list>
      <text:list xml:id="list2287631438" text:style-name="L4">
        <text:list-item>
          <text:p text:style-name="P12"><text:span text:style-name="T15">W</text:span><text:span text:style-name="T12">ingspans:</text:span></text:p>
          <text:list>
            <text:list-item>
              <text:p text:style-name="P6">MiG-29: 37 ft</text:p>
            </text:list-item>
            <text:list-item>
              <text:p text:style-name="P6">F-16: 33 ft</text:p>
            </text:list-item>
            <text:list-item>
              <text:p text:style-name="P6">Su-27: 48 ft</text:p>
            </text:list-item>
            <text:list-item>
              <text:p text:style-name="P6">MiG-21: 24 ft</text:p>
            </text:list-item>
            <text:list-item>
              <text:p text:style-name="P6">MiG-19: 30 ft</text:p>
            </text:list-item>
            <text:list-item>
              <text:p text:style-name="P6">L-39: 31 ft</text:p>
            </text:list-item>
          </text:list>
        </text:list-item>
      </text:list>
      <text:p text:style-name="P17"/>
      <text:p text:style-name="P27"><text:span text:style-name="T25">Missiles -- </text:span><text:span text:style-name="T26">AIM-9</text:span><text:span text:style-name="T27">??</text:span></text:p>
      <text:list xml:id="list395408177" text:style-name="L5">
        <text:list-item>
          <text:p text:style-name="P24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9-15T22:13:51.326000000</dc:date>
    <meta:editing-duration>PT7H19M50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196" meta:character-count="932" meta:non-whitespace-character-count="730"/>
  </office:meta>
</office:document-meta>
</file>